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PSMT" svg:font-family="TimesNewRomanPSMT" style:font-family-generic="swiss" svg:panose-1="0 0 0 0 0 0 0 0 0 0"/>
    <style:font-face style:name="TimesNewRomanPS-BoldItalicMT" svg:font-family="TimesNewRomanPS-BoldItalicMT" style:font-family-generic="swiss" svg:panose-1="0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TimesNewRomanPSMT" style:font-name-complex="TimesNewRomanPSMT" fo:font-size="16pt" style:font-size-asian="16pt" style:font-size-complex="16pt" fo:language="en" fo:country="GB"/>
    </style:style>
    <style:style style:name="T3" style:parent-style-name="DefaultParagraphFont" style:family="text">
      <style:text-properties style:font-name="TimesNewRomanPS-BoldItalicMT" style:font-name-complex="TimesNewRomanPS-BoldItalicMT" fo:font-weight="bold" style:font-weight-asian="bold" style:font-weight-complex="bold" fo:font-style="italic" style:font-style-asian="italic" style:font-style-complex="italic" fo:font-size="16pt" style:font-size-asian="16pt" style:font-size-complex="16pt" fo:language="en" fo:country="GB"/>
    </style:style>
    <style:style style:name="T4" style:parent-style-name="DefaultParagraphFont" style:family="text">
      <style:text-properties style:font-name="TimesNewRomanPSMT" style:font-name-complex="TimesNewRomanPSMT" fo:font-size="16pt" style:font-size-asian="16pt" style:font-size-complex="16pt" fo:language="en" fo:country="GB"/>
    </style:style>
    <style:style style:name="P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6pt" style:font-size-asian="16pt" style:font-size-complex="16pt" fo:language="en" fo:country="GB"/>
    </style:style>
    <style:style style:name="P6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6pt" style:font-size-asian="16pt" style:font-size-complex="16pt" fo:language="en" fo:country="GB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DefaultParagraphFont" style:family="text">
      <style:text-properties style:font-name="TimesNewRomanPSMT" style:font-name-complex="TimesNewRomanPSMT" fo:font-size="16pt" style:font-size-asian="16pt" style:font-size-complex="16pt" fo:language="en" fo:country="GB"/>
    </style:style>
    <style:style style:name="T9" style:parent-style-name="DefaultParagraphFont" style:family="text">
      <style:text-properties style:font-name="Symbol" style:font-name-complex="Symbol" fo:font-size="16pt" style:font-size-asian="16pt" style:font-size-complex="16pt" fo:language="en" fo:country="GB"/>
    </style:style>
    <style:style style:name="T10" style:parent-style-name="DefaultParagraphFont" style:family="text">
      <style:text-properties style:font-name="TimesNewRomanPSMT" style:font-name-complex="TimesNewRomanPSMT" fo:font-size="16pt" style:font-size-asian="16pt" style:font-size-complex="16pt" fo:language="en" fo:country="GB"/>
    </style:style>
    <style:style style:name="P11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6pt" style:font-size-asian="16pt" style:font-size-complex="16pt" fo:language="en" fo:country="GB"/>
    </style:style>
    <style:style style:name="P12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6pt" style:font-size-asian="16pt" style:font-size-complex="16pt" fo:language="en" fo:country="GB"/>
    </style:style>
    <style:style style:name="P13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6pt" style:font-size-asian="16pt" style:font-size-complex="16pt" fo:language="en" fo:country="GB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DefaultParagraphFont" style:family="text">
      <style:text-properties style:font-name="TimesNewRomanPSMT" style:font-name-complex="TimesNewRomanPSMT" fo:font-size="16pt" style:font-size-asian="16pt" style:font-size-complex="16pt" fo:language="en" fo:country="GB"/>
    </style:style>
    <style:style style:name="T16" style:parent-style-name="DefaultParagraphFont" style:family="text">
      <style:text-properties style:font-name="Symbol" style:font-name-complex="Symbol" fo:font-size="16pt" style:font-size-asian="16pt" style:font-size-complex="16pt" fo:language="en" fo:country="GB"/>
    </style:style>
    <style:style style:name="T17" style:parent-style-name="DefaultParagraphFont" style:family="text">
      <style:text-properties style:font-name="TimesNewRomanPSMT" style:font-name-complex="TimesNewRomanPSMT" fo:font-size="16pt" style:font-size-asian="16pt" style:font-size-complex="16pt" fo:language="en" fo:country="GB"/>
    </style:style>
    <style:style style:name="T18" style:parent-style-name="DefaultParagraphFont" style:family="text">
      <style:text-properties style:font-name="TimesNewRomanPSMT" style:font-name-complex="TimesNewRomanPSMT" fo:font-size="16pt" style:font-size-asian="16pt" style:font-size-complex="16pt" fo:language="en" fo:country="GB"/>
    </style:style>
    <style:style style:name="T19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A<text:s/></text:span><text:span text:style-name="T3">magic square<text:s/></text:span><text:span text:style-name="T4">is a two-dimensional grid of integers in which the rows,</text:span></text:p>
      <text:p text:style-name="P5">columns, and diagonals all add up to the same value. One of the most famous</text:p>
      <text:p text:style-name="P6">magic squares appears in the 1514 engraving “Melencolia I” by Albrecht</text:p>
      <text:p text:style-name="P7"><text:span text:style-name="T8">Dürer shown in Figure 5-12, in which a 4</text:span><text:span text:style-name="T9"></text:span><text:span text:style-name="T10">4 magic square appears in the</text:span></text:p>
      <text:p text:style-name="P11">upper right, just under the bell. In Dürer’s square, which can be read more</text:p>
      <text:p text:style-name="P12">easily in the magnified inset shown at the right of the figure, all four rows, all</text:p>
      <text:p text:style-name="P13">four columns, and both diagonals add up to 34. A more familiar example is</text:p>
      <text:p text:style-name="P14"><text:span text:style-name="T15">the following 3</text:span><text:span text:style-name="T16"></text:span><text:span text:style-name="T17">3 magic square in which each of the rows, columns, and</text:span></text:p>
      <text:p text:style-name="Normal"><text:span text:style-name="T18">diagonals add up to 15, as shown:</text:span><text:span text:style-name="T19"><draw:frame draw:style-name="a0" draw:name="Picture 1" text:anchor-type="as-char" svg:x="0in" svg:y="0in" svg:width="6.28044in" svg:height="1.97099in" style:rel-width="scale" style:rel-height="scale"><draw:image xlink:href="media/image1.emf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PSMT" svg:font-family="TimesNewRomanPSMT" style:font-family-generic="swiss" svg:panose-1="0 0 0 0 0 0 0 0 0 0"/>
    <style:font-face style:name="TimesNewRomanPS-BoldItalicMT" svg:font-family="TimesNewRomanPS-BoldItalicMT" style:font-family-generic="swiss" svg:panose-1="0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ITHYA RAVINDRAN</meta:initial-creator>
    <dc:creator>ADITHYA RAVINDRAN</dc:creator>
    <meta:creation-date>2017-08-04T13:02:00Z</meta:creation-date>
    <dc:date>2017-08-04T13:04:00Z</dc:date>
    <meta:template xlink:href="Normal" xlink:type="simple"/>
    <meta:editing-cycles>1</meta:editing-cycles>
    <meta:editing-duration>PT120S</meta:editing-duration>
    <meta:document-statistic meta:page-count="1" meta:paragraph-count="1" meta:word-count="93" meta:character-count="628" meta:row-count="4" meta:non-whitespace-character-count="536"/>
  </office:meta>
</office:document-meta>
</file>